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ella1" style:family="table">
      <style:table-properties style:width="17cm" table:align="left"/>
    </style:style>
    <style:style style:name="Tabella1.A" style:family="table-column">
      <style:table-column-properties style:column-width="3.367cm"/>
    </style:style>
    <style:style style:name="Tabella1.B" style:family="table-column">
      <style:table-column-properties style:column-width="13.63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cm" fo:padding-right="0.275cm" fo:padding-top="0.127cm" fo:padding-bottom="0.127cm" fo:border-left="none" fo:border-right="0.6pt solid #d1d9e0" fo:border-top="0.6pt solid #d1d9e0" fo:border-bottom="0.6pt solid #d1d9e0"/>
    </style:style>
    <style:style style:name="Tabella1.3" style:family="table-row">
      <style:table-row-properties fo:background-color="#f6f8fa">
        <style:background-image/>
      </style:table-row-properties>
    </style:style>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3"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officeooo:paragraph-rsid="001e1c05"/>
    </style:style>
    <style:style style:name="P4"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5"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fo:letter-spacing="normal"/>
    </style:style>
    <style:style style:name="P6"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7"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8"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9"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0"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1"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2"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fo:letter-spacing="normal"/>
    </style:style>
    <style:style style:name="P13" style:family="paragraph" style:parent-style-name="Table_20_Heading">
      <style:text-properties fo:font-weight="bold"/>
    </style:style>
    <style:style style:name="P14" style:family="paragraph" style:parent-style-name="Text_20_body">
      <style:paragraph-properties fo:margin-left="0cm" fo:margin-right="0cm" fo:margin-top="0cm" fo:margin-bottom="0.339cm" style:contextual-spacing="false" fo:orphans="2" fo:widows="2" fo:text-indent="0cm" style:auto-text-indent="false"/>
    </style:style>
    <style:style style:name="P15" style:family="paragraph" style:parent-style-name="Text_20_body" style:list-style-name="L1">
      <style:paragraph-properties fo:margin-top="0cm" fo:margin-bottom="0.339cm" style:contextual-spacing="false" fo:orphans="2" fo:widows="2"/>
    </style:style>
    <style:style style:name="P16" style:family="paragraph" style:parent-style-name="Text_20_body" style:list-style-name="L3">
      <style:paragraph-properties fo:margin-top="0cm" fo:margin-bottom="0.339cm" style:contextual-spacing="false" fo:orphans="2" fo:widows="2"/>
    </style:style>
    <style:style style:name="P17" style:family="paragraph" style:parent-style-name="Text_20_body" style:list-style-name="L4">
      <style:paragraph-properties fo:margin-top="0cm" fo:margin-bottom="0.339cm" style:contextual-spacing="false" fo:orphans="2" fo:widows="2"/>
    </style:style>
    <style:style style:name="P18" style:family="paragraph" style:parent-style-name="Text_20_body" style:list-style-name="L5">
      <style:paragraph-properties fo:margin-top="0cm" fo:margin-bottom="0.339cm" style:contextual-spacing="false" fo:orphans="2" fo:widows="2"/>
    </style:style>
    <style:style style:name="P19" style:family="paragraph" style:parent-style-name="Text_20_body" style:list-style-name="L6">
      <style:paragraph-properties fo:margin-top="0cm" fo:margin-bottom="0.339cm" style:contextual-spacing="false" fo:orphans="2" fo:widows="2"/>
    </style:style>
    <style:style style:name="P20" style:family="paragraph" style:parent-style-name="Text_20_body" style:list-style-name="L7">
      <style:paragraph-properties fo:margin-top="0cm" fo:margin-bottom="0.339cm" style:contextual-spacing="false" fo:orphans="2" fo:widows="2"/>
    </style:style>
    <style:style style:name="P21" style:family="paragraph" style:parent-style-name="Text_20_body" style:list-style-name="L8">
      <style:paragraph-properties fo:margin-top="0cm" fo:margin-bottom="0.339cm" style:contextual-spacing="false" fo:orphans="2" fo:widows="2"/>
    </style:style>
    <style:style style:name="P22" style:family="paragraph" style:parent-style-name="Text_20_body" style:list-style-name="L9">
      <style:paragraph-properties fo:margin-top="0cm" fo:margin-bottom="0.339cm" style:contextual-spacing="false" fo:orphans="2" fo:widows="2"/>
    </style:style>
    <style:style style:name="P23" style:family="paragraph" style:parent-style-name="Text_20_body" style:list-style-name="L10">
      <style:paragraph-properties fo:margin-top="0cm" fo:margin-bottom="0.339cm" style:contextual-spacing="false" fo:orphans="2" fo:widows="2"/>
    </style:style>
    <style:style style:name="P24" style:family="paragraph" style:parent-style-name="Text_20_body" style:list-style-name="L2">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5" style:family="paragraph" style:parent-style-name="Text_20_body" style:list-style-name="L3">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6"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27" style:family="paragraph" style:parent-style-name="Text_20_body" style:list-style-name="L11">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8" style:family="paragraph" style:parent-style-name="Text_20_body" style:list-style-name="L12">
      <style:paragraph-properties fo:margin-top="0cm" fo:margin-bottom="0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9"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fo:letter-spacing="normal" style:text-underline-style="solid" style:text-underline-width="auto" style:text-underline-color="font-color" fo:background-color="transparent"/>
    </style:style>
    <style:style style:name="T1" style:family="text">
      <style:text-properties style:font-name="apple-system" fo:font-size="9.60000038146973pt" fo:font-style="normal" fo:font-weight="bold"/>
    </style:style>
    <style:style style:name="T2" style:family="text">
      <style:text-properties fo:font-variant="normal" fo:text-transform="none" fo:color="#1f2328" loext:opacity="100%" style:font-name="apple-system" fo:font-size="9.60000038146973pt" fo:letter-spacing="normal" fo:font-style="normal" fo:font-weight="bold"/>
    </style:style>
    <style:style style:name="T3" style:family="text">
      <style:text-properties fo:font-variant="normal" fo:text-transform="none" fo:color="#1f2328" loext:opacity="100%" style:font-name="apple-system" fo:font-size="9.60000038146973pt" fo:letter-spacing="normal" fo:font-style="normal" fo:font-weight="normal"/>
    </style:style>
    <style:style style:name="T4" style:family="text">
      <style:text-properties fo:font-variant="normal" fo:text-transform="none" fo:color="#1f2328" loext:opacity="100%" style:font-name="ui-monospace" fo:font-size="7.80000019073486pt" fo:letter-spacing="normal" fo:font-style="normal" fo:font-weight="normal" fo:background-color="transparent" loext:char-shading-value="0" loext:padding="0cm" loext:border="none"/>
    </style:style>
    <style:style style:name="T5" style:family="text">
      <style:text-properties fo:font-variant="normal" fo:text-transform="none" fo:color="#1f2328" loext:opacity="100%" fo:letter-spacing="normal" fo:background-color="transparent" loext:char-shading-value="0" loext:padding="0cm" loext:border="none"/>
    </style:style>
    <style:style style:name="T6" style:family="text">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loext:char-shading-value="0"/>
    </style:style>
    <style:style style:name="T7" style:family="text">
      <style:text-properties fo:color="#0969da" loext:opacity="100%" style:text-underline-style="solid" style:text-underline-width="auto" style:text-underline-color="font-color" fo:background-color="transparent" loext:char-shading-value="0"/>
    </style:style>
    <style:style style:name="T8" style:family="text">
      <style:text-properties style:font-name="ui-monospace" fo:font-size="7.80000019073486pt" fo:font-style="normal" fo:font-weight="normal"/>
    </style:style>
    <style:style style:name="T9" style:family="text">
      <style:text-properties fo:color="#0550ae" loext:opacity="100%"/>
    </style:style>
    <style:style style:name="T10" style:family="text">
      <style:text-properties fo:color="#0550ae" loext:opacity="100%" style:font-name="ui-monospace" fo:font-size="7.80000019073486pt" fo:font-style="normal" fo:font-weight="normal"/>
    </style:style>
    <style:style style:name="T11" style:family="text">
      <style:text-properties fo:color="#0a3069" loext:opacity="100%"/>
    </style:style>
    <style:style style:name="T12" style:family="text">
      <style:text-properties fo:color="#0a3069" loext:opacity="100%" style:font-name="ui-monospace" fo:font-size="7.80000019073486pt" fo:font-style="normal" fo:font-weight="normal"/>
    </style:style>
    <style:style style:name="T13" style:family="text">
      <style:text-properties fo:color="#59636e" loext:opacity="100%"/>
    </style:style>
    <style:style style:name="T14" style:family="text">
      <style:text-properties fo:color="#59636e" loext:opacity="100%" style:font-name="ui-monospace" fo:font-size="7.80000019073486pt" fo:font-style="normal" fo:font-weight="normal"/>
    </style:style>
    <style:style style:name="T15" style:family="text">
      <style:text-properties fo:color="#cf222e" loext:opacity="100%"/>
    </style:style>
    <style:style style:name="T16" style:family="text">
      <style:text-properties fo:color="#cf222e" loext:opacity="100%" style:font-name="ui-monospace" fo:font-size="7.80000019073486pt" fo:font-style="normal" fo:font-weight="normal"/>
    </style:style>
    <style:style style:name="T17" style:family="text">
      <style:text-properties fo:color="#6639ba" loext:opacity="100%"/>
    </style:style>
    <style:style style:name="T18" style:family="text">
      <style:text-properties fo:color="#6639ba" loext:opacity="100%" style:font-name="ui-monospace" fo:font-size="7.80000019073486pt" fo:font-style="normal" fo:font-weight="normal"/>
    </style:style>
    <style:style style:name="T19" style:family="text">
      <style:text-properties fo:color="#a40e26" loext:opacity="100%"/>
    </style:style>
    <style:style style:name="T20" style:family="text">
      <style:text-properties officeooo:rsid="001e1c0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1-appendici" text:anchor-type="page" text:anchor-page-number="1" svg:x="-0.593cm" svg:y="0cm" svg:width="0.593cm" draw:z-index="35">
        <draw:text-box fo:min-height="0.593cm">
          <text:p text:style-name="Text_20_body"/>
        </draw:text-box>
      </draw:frame>
      <draw:frame draw:style-name="fr1" draw:name="user-content-10-riferimenti-e-bibliografia" text:anchor-type="page" text:anchor-page-number="1" svg:x="-0.593cm" svg:y="0cm" svg:width="0.593cm" draw:z-index="34">
        <draw:text-box fo:min-height="0.593cm">
          <text:p text:style-name="Text_20_body"/>
        </draw:text-box>
      </draw:frame>
      <draw:frame draw:style-name="fr1" draw:name="user-content-9-conclusioni" text:anchor-type="page" text:anchor-page-number="1" svg:x="-0.593cm" svg:y="0cm" svg:width="0.593cm" draw:z-index="33">
        <draw:text-box fo:min-height="0.593cm">
          <text:p text:style-name="Text_20_body"/>
        </draw:text-box>
      </draw:frame>
      <draw:frame draw:style-name="fr1" draw:name="user-content-8-manutenzione-e-sviluppo-futuro" text:anchor-type="page" text:anchor-page-number="1" svg:x="-0.593cm" svg:y="0cm" svg:width="0.593cm" draw:z-index="32">
        <draw:text-box fo:min-height="0.593cm">
          <text:p text:style-name="Text_20_body"/>
        </draw:text-box>
      </draw:frame>
      <draw:frame draw:style-name="fr1" draw:name="user-content-esplora-page" text:anchor-type="page" text:anchor-page-number="1" svg:x="-0.593cm" svg:y="0cm" svg:width="0.593cm" draw:z-index="30">
        <draw:text-box fo:min-height="0.593cm">
          <text:p text:style-name="Text_20_body"/>
        </draw:text-box>
      </draw:frame>
      <draw:frame draw:style-name="fr1" draw:name="user-content-home-page" text:anchor-type="page" text:anchor-page-number="1" svg:x="-0.593cm" svg:y="0cm" svg:width="0.593cm" draw:z-index="28">
        <draw:text-box fo:min-height="0.593cm">
          <text:p text:style-name="Text_20_body"/>
        </draw:text-box>
      </draw:frame>
      <draw:frame draw:style-name="fr1" draw:name="user-content-login" text:anchor-type="page" text:anchor-page-number="1" svg:x="-0.593cm" svg:y="0cm" svg:width="0.593cm" draw:z-index="26">
        <draw:text-box fo:min-height="0.593cm">
          <text:p text:style-name="Text_20_body"/>
        </draw:text-box>
      </draw:frame>
      <draw:frame draw:style-name="fr1" draw:name="user-content-registrazione" text:anchor-type="page" text:anchor-page-number="1" svg:x="-0.593cm" svg:y="0cm" svg:width="0.593cm" draw:z-index="24">
        <draw:text-box fo:min-height="0.593cm">
          <text:p text:style-name="Text_20_body"/>
        </draw:text-box>
      </draw:frame>
      <draw:frame draw:style-name="fr1" draw:name="user-content-8-manuale-utente" text:anchor-type="page" text:anchor-page-number="1" svg:x="-0.593cm" svg:y="0cm" svg:width="0.593cm" draw:z-index="23">
        <draw:text-box fo:min-height="0.593cm">
          <text:p text:style-name="Text_20_body"/>
        </draw:text-box>
      </draw:frame>
      <draw:frame draw:style-name="fr1" draw:name="user-content--di-seguito-i-comandi-per-farlo" text:anchor-type="page" text:anchor-page-number="1" svg:x="-0.593cm" svg:y="0cm" svg:width="0.593cm" draw:z-index="22">
        <draw:text-box fo:min-height="0.593cm">
          <text:p text:style-name="Text_20_body"/>
        </draw:text-box>
      </draw:frame>
      <draw:frame draw:style-name="fr1" draw:name="user-content-come-eseguire-il-server-flask-su-raspberry-pi-o-su-un-computer-normale" text:anchor-type="page" text:anchor-page-number="1" svg:x="-0.593cm" svg:y="0cm" svg:width="0.593cm" draw:z-index="21">
        <draw:text-box fo:min-height="0.593cm">
          <text:p text:style-name="Text_20_body"/>
        </draw:text-box>
      </draw:frame>
      <draw:frame draw:style-name="fr1" draw:name="user-content-7-installazione-e-configurazione" text:anchor-type="page" text:anchor-page-number="1" svg:x="-0.593cm" svg:y="0cm" svg:width="0.593cm" draw:z-index="20">
        <draw:text-box fo:min-height="0.593cm">
          <text:p text:style-name="Text_20_body"/>
        </draw:text-box>
      </draw:frame>
      <draw:frame draw:style-name="fr1" draw:name="user-content-funzionalità-chiave" text:anchor-type="page" text:anchor-page-number="1" svg:x="-0.593cm" svg:y="0cm" svg:width="0.593cm" draw:z-index="19">
        <draw:text-box fo:min-height="0.593cm">
          <text:p text:style-name="Text_20_body"/>
        </draw:text-box>
      </draw:frame>
      <draw:frame draw:style-name="fr1" draw:name="user-content-struttura" text:anchor-type="page" text:anchor-page-number="1" svg:x="-0.593cm" svg:y="0cm" svg:width="0.593cm" draw:z-index="18">
        <draw:text-box fo:min-height="0.593cm">
          <text:p text:style-name="Text_20_body"/>
        </draw:text-box>
      </draw:frame>
      <draw:frame draw:style-name="fr1" draw:name="user-content-6-implementazione" text:anchor-type="page" text:anchor-page-number="1" svg:x="-0.593cm" svg:y="0cm" svg:width="0.593cm" draw:z-index="17">
        <draw:text-box fo:min-height="0.593cm">
          <text:p text:style-name="Text_20_body"/>
        </draw:text-box>
      </draw:frame>
      <draw:frame draw:style-name="fr1" draw:name="user-content-tecnologie-utilizzate" text:anchor-type="page" text:anchor-page-number="1" svg:x="-0.593cm" svg:y="0cm" svg:width="0.593cm" draw:z-index="16">
        <draw:text-box fo:min-height="0.593cm">
          <text:p text:style-name="Text_20_body"/>
        </draw:text-box>
      </draw:frame>
      <draw:frame draw:style-name="fr1" draw:name="user-content-5-architettura-del-software" text:anchor-type="page" text:anchor-page-number="1" svg:x="-0.593cm" svg:y="0cm" svg:width="0.593cm" draw:z-index="15">
        <draw:text-box fo:min-height="0.593cm">
          <text:p text:style-name="Text_20_body"/>
        </draw:text-box>
      </draw:frame>
      <draw:frame draw:style-name="fr1" draw:name="user-content-uc5---cancellare-frasiutenti-direttamente-dal-file" text:anchor-type="page" text:anchor-page-number="1" svg:x="-0.593cm" svg:y="0cm" svg:width="0.593cm" draw:z-index="14">
        <draw:text-box fo:min-height="0.593cm">
          <text:p text:style-name="Text_20_body"/>
        </draw:text-box>
      </draw:frame>
      <draw:frame draw:style-name="fr1" draw:name="user-content-uc4---aggiungerecancellare-frase" text:anchor-type="page" text:anchor-page-number="1" svg:x="-0.593cm" svg:y="0cm" svg:width="0.593cm" draw:z-index="13">
        <draw:text-box fo:min-height="0.593cm">
          <text:p text:style-name="Text_20_body"/>
        </draw:text-box>
      </draw:frame>
      <draw:frame draw:style-name="fr1" draw:name="user-content-uc3---vedere-tutte-le-frasi" text:anchor-type="page" text:anchor-page-number="1" svg:x="-0.593cm" svg:y="0cm" svg:width="0.593cm" draw:z-index="12">
        <draw:text-box fo:min-height="0.593cm">
          <text:p text:style-name="Text_20_body"/>
        </draw:text-box>
      </draw:frame>
      <draw:frame draw:style-name="fr1" draw:name="user-content-uc2---effettuare-login" text:anchor-type="page" text:anchor-page-number="1" svg:x="-0.593cm" svg:y="0cm" svg:width="0.593cm" draw:z-index="11">
        <draw:text-box fo:min-height="0.593cm">
          <text:p text:style-name="Text_20_body"/>
        </draw:text-box>
      </draw:frame>
      <draw:frame draw:style-name="fr1" draw:name="user-content-uc1---registrarsi" text:anchor-type="page" text:anchor-page-number="1" svg:x="-0.593cm" svg:y="0cm" svg:width="0.593cm" draw:z-index="10">
        <draw:text-box fo:min-height="0.593cm">
          <text:p text:style-name="Text_20_body"/>
        </draw:text-box>
      </draw:frame>
      <draw:frame draw:style-name="fr1" draw:name="user-content-attori-coinvolti" text:anchor-type="page" text:anchor-page-number="1" svg:x="-0.593cm" svg:y="0cm" svg:width="0.593cm" draw:z-index="9">
        <draw:text-box fo:min-height="0.593cm">
          <text:p text:style-name="Text_20_body"/>
        </draw:text-box>
      </draw:frame>
      <draw:frame draw:style-name="fr1" draw:name="user-content-casi-duso" text:anchor-type="page" text:anchor-page-number="1" svg:x="-0.593cm" svg:y="0cm" svg:width="0.593cm" draw:z-index="8">
        <draw:text-box fo:min-height="0.593cm">
          <text:p text:style-name="Text_20_body"/>
        </draw:text-box>
      </draw:frame>
      <draw:frame draw:style-name="fr1" draw:name="user-content-4-analisi-del-sistema" text:anchor-type="page" text:anchor-page-number="1" svg:x="-0.593cm" svg:y="0cm" svg:width="0.593cm" draw:z-index="6">
        <draw:text-box fo:min-height="0.593cm">
          <text:p text:style-name="Text_20_body"/>
        </draw:text-box>
      </draw:frame>
      <draw:frame draw:style-name="fr1" draw:name="user-content-32-requisiti-non-funzionali" text:anchor-type="page" text:anchor-page-number="1" svg:x="-0.593cm" svg:y="0cm" svg:width="0.593cm" draw:z-index="5">
        <draw:text-box fo:min-height="0.593cm">
          <text:p text:style-name="Text_20_body"/>
        </draw:text-box>
      </draw:frame>
      <draw:frame draw:style-name="fr1" draw:name="user-content-31-requisiti-funzionali" text:anchor-type="page" text:anchor-page-number="1" svg:x="-0.593cm" svg:y="0cm" svg:width="0.593cm" draw:z-index="4">
        <draw:text-box fo:min-height="0.593cm">
          <text:p text:style-name="Text_20_body"/>
        </draw:text-box>
      </draw:frame>
      <draw:frame draw:style-name="fr1" draw:name="user-content-3-requisiti" text:anchor-type="page" text:anchor-page-number="1" svg:x="-0.593cm" svg:y="0cm" svg:width="0.593cm" draw:z-index="3">
        <draw:text-box fo:min-height="0.593cm">
          <text:p text:style-name="Text_20_body"/>
        </draw:text-box>
      </draw:frame>
      <draw:frame draw:style-name="fr1" draw:name="user-content-2-team-di-sviluppo" text:anchor-type="page" text:anchor-page-number="1" svg:x="-0.593cm" svg:y="0cm" svg:width="0.593cm" draw:z-index="2">
        <draw:text-box fo:min-height="0.593cm">
          <text:p text:style-name="Text_20_body"/>
        </draw:text-box>
      </draw:frame>
      <draw:frame draw:style-name="fr1" draw:name="user-content-1-introduzione" text:anchor-type="page" text:anchor-page-number="1" svg:x="-0.593cm" svg:y="0cm" svg:width="0.593cm" draw:z-index="1">
        <draw:text-box fo:min-height="0.593cm">
          <text:p text:style-name="Text_20_body"/>
        </draw:text-box>
      </draw:frame>
      <draw:frame draw:style-name="fr1" draw:name="user-content-donatos" text:anchor-type="page" text:anchor-page-number="1" svg:x="-0.593cm" svg:y="0cm" svg:width="0.593cm" draw:z-index="0">
        <draw:text-box fo:min-height="0.593cm">
          <text:p text:style-name="Text_20_body"/>
        </draw:text-box>
      </draw:frame>
      <text:h text:style-name="P1" text:outline-level="1">Donatos</text:h>
      <text:p text:style-name="P14"><text:span text:style-name="Strong_20_Emphasis"><text:span text:style-name="T2">Documentazione tecnica</text:span></text:span></text:p>
      <text:h text:style-name="P2" text:outline-level="2">1. Introduzione</text:h>
      <text:p text:style-name="P14"><text:span text:style-name="T3">Il progetto </text:span><text:span text:style-name="Strong_20_Emphasis"><text:span text:style-name="T2">Donatos</text:span></text:span><text:span text:style-name="T3"> è un sito che nasce con l'obiettivo di condividere dei momenti, ricordi, e qualsiasi altra informazione si voglia, attraverso delle frasi , che è possibile salvare sul nostro sito. Il nome </text:span><text:span text:style-name="Strong_20_Emphasis"><text:span text:style-name="T2">Donatos</text:span></text:span><text:span text:style-name="T3"> è ispirato dal cognome di uno dei membri del nostro gruppo, Riccardo Donato, e suona molto bene per un social network di successo.</text:span></text:p>
      <text:h text:style-name="P2" text:outline-level="2">2. Team di sviluppo</text:h>
      <text:p text:style-name="P14"><text:span text:style-name="T3">Il progetto è stato sviluppato da un team di quattro studenti del corso di </text:span><text:span text:style-name="Strong_20_Emphasis"><text:span text:style-name="T2">4IC Informatica</text:span></text:span><text:span text:style-name="T3">:</text:span></text:p>
      <table:table table:name="Tabella1" table:style-name="Tabella1">
        <table:table-column table:style-name="Tabella1.A"/>
        <table:table-column table:style-name="Tabella1.B"/>
        <table:table-header-rows>
          <table:table-row table:style-name="Tabella1.1">
            <table:table-cell table:style-name="Tabella1.A1" office:value-type="string">
              <text:p text:style-name="P13">Nome</text:p>
            </table:table-cell>
            <table:table-cell table:style-name="Tabella1.A1" office:value-type="string">
              <text:p text:style-name="P13">Competenze e attività principali</text:p>
            </table:table-cell>
          </table:table-row>
        </table:table-header-rows>
        <table:table-row table:style-name="Tabella1.1">
          <table:table-cell table:style-name="Tabella1.A1" office:value-type="string">
            <text:p text:style-name="Table_20_Contents">Cornetti Andrea</text:p>
          </table:table-cell>
          <table:table-cell table:style-name="Tabella1.A1" office:value-type="string">
            <text:p text:style-name="Table_20_Contents">Sviluppo logo, pagina css per l' homePage, presentazione,documento di progettto</text:p>
          </table:table-cell>
        </table:table-row>
        <table:table-row table:style-name="Tabella1.3">
          <table:table-cell table:style-name="Tabella1.A1" office:value-type="string">
            <text:p text:style-name="Table_20_Contents">Donato Riccardo</text:p>
          </table:table-cell>
          <table:table-cell table:style-name="Tabella1.A1" office:value-type="string">
            <text:p text:style-name="Table_20_Contents">Pagina css per il login, presentazione,documento di progetto, decisione sulla grafica per tutto il sito</text:p>
          </table:table-cell>
        </table:table-row>
        <table:table-row table:style-name="Tabella1.1">
          <table:table-cell table:style-name="Tabella1.A1" office:value-type="string">
            <text:p text:style-name="Table_20_Contents">Fusar Bassini Simone</text:p>
          </table:table-cell>
          <table:table-cell table:style-name="Tabella1.A1" office:value-type="string">
            <text:p text:style-name="Table_20_Contents">Comunicazione con il server lato front-end e cooperazione nello sviluppo del server</text:p>
          </table:table-cell>
        </table:table-row>
        <table:table-row table:style-name="Tabella1.3">
          <table:table-cell table:style-name="Tabella1.A1" office:value-type="string">
            <text:p text:style-name="Table_20_Contents">D'Elia Raffaele</text:p>
          </table:table-cell>
          <table:table-cell table:style-name="Tabella1.A1" office:value-type="string">
            <text:p text:style-name="Table_20_Contents">Sviluppo del server lato front-end e cooperazione nello sviluppo del front-end</text:p>
          </table:table-cell>
        </table:table-row>
      </table:table>
      <text:list text:style-name="L1">
        <text:list-item>
          <text:p text:style-name="P15"><text:span text:style-name="T3">Il progetto si trova su Github al seguente link </text:span><text:a xlink:type="simple" xlink:href="https://github.com/simofb21/Donatos" text:style-name="Internet_20_link" text:visited-style-name="Visited_20_Internet_20_Link"><text:span text:style-name="T6">https://github.com/simofb21/Donatos</text:span></text:a></text:p>
        </text:list-item>
      </text:list>
      <text:h text:style-name="P2" text:outline-level="2">3. Requisiti</text:h>
      <text:h text:style-name="P4" text:outline-level="3">3.1 Requisiti Funzionali</text:h>
      <text:list text:style-name="L2">
        <text:list-item>
          <text:p text:style-name="P24">server accessibile da altri utenti(solo della nostra stessa rete)</text:p>
        </text:list-item>
        <text:list-item>
          <text:p text:style-name="P24">Gli utenti possono registrarasi e accedere al sistema</text:p>
        </text:list-item>
        <text:list-item>
          <text:p text:style-name="P24">Gli utenti possono fare il logout</text:p>
        </text:list-item>
        <text:list-item>
          <text:p text:style-name="P24">Gli utenti possono scrivere delle frasi</text:p>
        </text:list-item>
        <text:list-item>
          <text:p text:style-name="P24">Gli utenti possono cancellare delle frasi</text:p>
        </text:list-item>
        <text:list-item>
          <text:p text:style-name="P24">Gli utenti possono vedere frasi altrui</text:p>
        </text:list-item>
      </text:list>
      <text:h text:style-name="P4" text:outline-level="3">3.2 Requisiti Non Funzionali</text:h>
      <text:list text:style-name="L3">
        <text:list-item>
          <text:p text:style-name="P25">L'interfaccia utente è intuitiva e facile da usare.</text:p>
        </text:list-item>
        <text:list-item>
          <text:p text:style-name="P25">Stile adattato per funzionare sia su computer ma anche su mobile</text:p>
        </text:list-item>
        <text:list-item>
          <text:p text:style-name="P16"><text:soft-page-break/><text:span text:style-name="T3">(Teoricamente sarebbe funzionale, ma per le nostre competenze iniziali no) </text:span><text:span text:style-name="Strong_20_Emphasis"><text:span text:style-name="T2">crittografia</text:span></text:span><text:span text:style-name="T3"> per non salvare le password in chiaro sul file</text:span></text:p>
        </text:list-item>
        <text:list-item>
          <text:p text:style-name="P25">possibilità di cancellare utenti/frasi da amministratore(lo può fare solo chi accede al server, editando i 2 file)</text:p>
        </text:list-item>
      </text:list>
      <text:h text:style-name="P3" text:outline-level="2">4. Analisi del Sistema<text:span text:style-name="T20">ù</text:span></text:h>
      <text:p text:style-name="P29"><draw:a xlink:type="simple" xlink:href="https://private-user-images.githubusercontent.com/154022658/447686916-97390342-e465-404e-b12c-cfbf10189654.png?jwt=eyJhbGciOiJIUzI1NiIsInR5cCI6IkpXVCJ9.eyJpc3MiOiJnaXRodWIuY29tIiwiYXVkIjoicmF3LmdpdGh1YnVzZXJjb250ZW50LmNvbSIsImtleSI6ImtleTUiLCJleHAiOjE3NDgyOTM2MjIsIm5iZiI6MTc0ODI5MzMyMiwicGF0aCI6Ii8xNTQwMjI2NTgvNDQ3Njg2OTE2LTk3MzkwMzQyLWU0NjUtNDA0ZS1iMTJjLWNmYmYxMDE4OTY1NC5wbmc_WC1BbXotQWxnb3JpdGhtPUFXUzQtSE1BQy1TSEEyNTYmWC1BbXotQ3JlZGVudGlhbD1BS0lBVkNPRFlMU0E1M1BRSzRaQSUyRjIwMjUwNTI2JTJGdXMtZWFzdC0xJTJGczMlMkZhd3M0X3JlcXVlc3QmWC1BbXotRGF0ZT0yMDI1MDUyNlQyMTAyMDJaJlgtQW16LUV4cGlyZXM9MzAwJlgtQW16LVNpZ25hdHVyZT1jMTU3ZmE5YjA4ZmU2N2UzODFlYmJjNzlmMjFhYWMxZDZjNTRjYmRlZDVhMjA1OTQ4ODVkYjU1ZTFmNjJiODRmJlgtQW16LVNpZ25lZEhlYWRlcnM9aG9zdCJ9.BAcAlgFA4G4DZRjDZb8oq34qHaSinJahHiuh7hnd768" office:target-frame-name="_blank" xlink:show="new"><draw:frame draw:style-name="fr2" draw:name="Immagine1" text:anchor-type="as-char" svg:width="2.043cm" svg:height="1.042cm" draw:z-index="7"><draw:image xlink:href="https://private-user-images.githubusercontent.com/154022658/447686916-97390342-e465-404e-b12c-cfbf10189654.png?jwt=eyJhbGciOiJIUzI1NiIsInR5cCI6IkpXVCJ9.eyJpc3MiOiJnaXRodWIuY29tIiwiYXVkIjoicmF3LmdpdGh1YnVzZXJjb250ZW50LmNvbSIsImtleSI6ImtleTUiLCJleHAiOjE3NDgyOTM2MjIsIm5iZiI6MTc0ODI5MzMyMiwicGF0aCI6Ii8xNTQwMjI2NTgvNDQ3Njg2OTE2LTk3MzkwMzQyLWU0NjUtNDA0ZS1iMTJjLWNmYmYxMDE4OTY1NC5wbmc_WC1BbXotQWxnb3JpdGhtPUFXUzQtSE1BQy1TSEEyNTYmWC1BbXotQ3JlZGVudGlhbD1BS0lBVkNPRFlMU0E1M1BRSzRaQSUyRjIwMjUwNTI2JTJGdXMtZWFzdC0xJTJGczMlMkZhd3M0X3JlcXVlc3QmWC1BbXotRGF0ZT0yMDI1MDUyNlQyMTAyMDJaJlgtQW16LUV4cGlyZXM9MzAwJlgtQW16LVNpZ25hdHVyZT1jMTU3ZmE5YjA4ZmU2N2UzODFlYmJjNzlmMjFhYWMxZDZjNTRjYmRlZDVhMjA1OTQ4ODVkYjU1ZTFmNjJiODRmJlgtQW16LVNpZ25lZEhlYWRlcnM9aG9zdCJ9.BAcAlgFA4G4DZRjDZb8oq34qHaSinJahHiuh7hnd768" xlink:type="simple" xlink:show="embed" xlink:actuate="onLoad"/><svg:title>image</svg:title></draw:frame></draw:a></text:p>
      <text:h text:style-name="P2" text:outline-level="2">Casi d'Uso</text:h>
      <text:h text:style-name="P4" text:outline-level="3">Attori Coinvolti</text:h>
      <text:list text:style-name="L4">
        <text:list-item>
          <text:p text:style-name="P17"><text:span text:style-name="Strong_20_Emphasis"><text:span text:style-name="T2">User</text:span></text:span><text:span text:style-name="T3">: Utente generico che può registrarsi, accedere e gestire frasi.</text:span></text:p>
        </text:list-item>
        <text:list-item>
          <text:p text:style-name="P17"><text:span text:style-name="Strong_20_Emphasis"><text:span text:style-name="T2">Admin</text:span></text:span><text:span text:style-name="T3">: Amministratore che può intervenire direttamente sui file.</text:span></text:p>
        </text:list-item>
      </text:list>
      <text:p text:style-name="Horizontal_20_Line"/>
      <text:h text:style-name="P2" text:outline-level="2">UC1 - Registrarsi</text:h>
      <text:list text:style-name="L5">
        <text:list-item>
          <text:p text:style-name="P18"><text:span text:style-name="Strong_20_Emphasis"><text:span text:style-name="T2">Attore</text:span></text:span><text:span text:style-name="T3">: User</text:span></text:p>
        </text:list-item>
        <text:list-item>
          <text:p text:style-name="P18"><text:span text:style-name="Strong_20_Emphasis"><text:span text:style-name="T2">Descrizione</text:span></text:span><text:span text:style-name="T3">: L’utente può registrarsi al sistema inserendo i propri dati.</text:span></text:p>
        </text:list-item>
        <text:list-item>
          <text:p text:style-name="P18"><text:span text:style-name="Strong_20_Emphasis"><text:span text:style-name="T2">Precondizione</text:span></text:span><text:span text:style-name="T3">: Nessuna</text:span></text:p>
        </text:list-item>
        <text:list-item>
          <text:p text:style-name="P18"><text:span text:style-name="Strong_20_Emphasis"><text:span text:style-name="T2">Postcondizione</text:span></text:span><text:span text:style-name="T3">: I dati vengono salvati per consentire futuri login.</text:span></text:p>
        </text:list-item>
      </text:list>
      <text:p text:style-name="Horizontal_20_Line"/>
      <text:h text:style-name="P4" text:outline-level="3">UC2 - Effettuare login</text:h>
      <text:list text:style-name="L6">
        <text:list-item>
          <text:p text:style-name="P19"><text:span text:style-name="Strong_20_Emphasis"><text:span text:style-name="T2">Attore</text:span></text:span><text:span text:style-name="T3">: User</text:span></text:p>
        </text:list-item>
        <text:list-item>
          <text:p text:style-name="P19"><text:span text:style-name="Strong_20_Emphasis"><text:span text:style-name="T2">Descrizione</text:span></text:span><text:span text:style-name="T3">: L’utente inserisce credenziali per accedere al sistema.</text:span></text:p>
        </text:list-item>
        <text:list-item>
          <text:p text:style-name="P19"><text:span text:style-name="Strong_20_Emphasis"><text:span text:style-name="T2">Precondizione</text:span></text:span><text:span text:style-name="T3">: L’utente deve essere già registrato.</text:span></text:p>
        </text:list-item>
        <text:list-item>
          <text:p text:style-name="P19"><text:span text:style-name="Strong_20_Emphasis"><text:span text:style-name="T2">Postcondizione</text:span></text:span><text:span text:style-name="T3">: Se le credenziali sono corrette, accede al sistema.</text:span></text:p>
        </text:list-item>
      </text:list>
      <text:p text:style-name="Horizontal_20_Line"/>
      <text:h text:style-name="P4" text:outline-level="3">UC3 - Vedere tutte le frasi</text:h>
      <text:list text:style-name="L7">
        <text:list-item>
          <text:p text:style-name="P20"><text:span text:style-name="Strong_20_Emphasis"><text:span text:style-name="T2">Attore</text:span></text:span><text:span text:style-name="T3">: User</text:span></text:p>
        </text:list-item>
        <text:list-item>
          <text:p text:style-name="P20"><text:span text:style-name="Strong_20_Emphasis"><text:span text:style-name="T2">Descrizione</text:span></text:span><text:span text:style-name="T3">: Il sistema mostra tutte le frasi salvate.</text:span></text:p>
        </text:list-item>
        <text:list-item>
          <text:p text:style-name="P20"><text:soft-page-break/><text:span text:style-name="Strong_20_Emphasis"><text:span text:style-name="T2">Precondizione</text:span></text:span><text:span text:style-name="T3">: L’utente deve essere loggato.</text:span></text:p>
        </text:list-item>
        <text:list-item>
          <text:p text:style-name="P20"><text:span text:style-name="Strong_20_Emphasis"><text:span text:style-name="T2">Postcondizione</text:span></text:span><text:span text:style-name="T3">: Le frasi vengono mostrate all’utente.</text:span></text:p>
        </text:list-item>
      </text:list>
      <text:p text:style-name="Horizontal_20_Line"/>
      <text:h text:style-name="P4" text:outline-level="3">UC4 - Aggiungere/Cancellare frase</text:h>
      <text:list text:style-name="L8">
        <text:list-item>
          <text:p text:style-name="P21"><text:span text:style-name="Strong_20_Emphasis"><text:span text:style-name="T2">Attore</text:span></text:span><text:span text:style-name="T3">: User</text:span></text:p>
        </text:list-item>
        <text:list-item>
          <text:p text:style-name="P21"><text:span text:style-name="Strong_20_Emphasis"><text:span text:style-name="T2">Descrizione</text:span></text:span><text:span text:style-name="T3">: L’utente può aggiungere nuove frasi o rimuovere quelle esistenti.</text:span></text:p>
        </text:list-item>
        <text:list-item>
          <text:p text:style-name="P21"><text:span text:style-name="Strong_20_Emphasis"><text:span text:style-name="T2">Precondizione</text:span></text:span><text:span text:style-name="T3">: L’utente deve essere loggato.</text:span></text:p>
        </text:list-item>
        <text:list-item>
          <text:p text:style-name="P21"><text:span text:style-name="Strong_20_Emphasis"><text:span text:style-name="T2">Postcondizione</text:span></text:span><text:span text:style-name="T3">: Le frasi vengono aggiornate nel sistema.</text:span></text:p>
        </text:list-item>
      </text:list>
      <text:p text:style-name="Horizontal_20_Line"/>
      <text:h text:style-name="P4" text:outline-level="3">UC5 - Cancellare frasi/utenti direttamente dal file</text:h>
      <text:list text:style-name="L9">
        <text:list-item>
          <text:p text:style-name="P22"><text:span text:style-name="Strong_20_Emphasis"><text:span text:style-name="T2">Attore</text:span></text:span><text:span text:style-name="T3">: Admin</text:span></text:p>
        </text:list-item>
        <text:list-item>
          <text:p text:style-name="P22"><text:span text:style-name="Strong_20_Emphasis"><text:span text:style-name="T2">Descrizione</text:span></text:span><text:span text:style-name="T3">: L’amministratore accede direttamente al file e gestisce frasi o utenti.</text:span></text:p>
        </text:list-item>
        <text:list-item>
          <text:p text:style-name="P22"><text:span text:style-name="Strong_20_Emphasis"><text:span text:style-name="T2">Precondizione</text:span></text:span><text:span text:style-name="T3">: Bisogna essere sulla macchina che sta eseguendo il file server.py</text:span></text:p>
        </text:list-item>
        <text:list-item>
          <text:p text:style-name="P22"><text:span text:style-name="Strong_20_Emphasis"><text:span text:style-name="T2">Postcondizione</text:span></text:span><text:span text:style-name="T3">: Il file viene aggiornato</text:span></text:p>
        </text:list-item>
      </text:list>
      <text:p text:style-name="Horizontal_20_Line"/>
      <text:h text:style-name="P2" text:outline-level="2">5. Architettura del Software</text:h>
      <text:h text:style-name="P4" text:outline-level="3">Tecnologie utilizzate</text:h>
      <text:list text:style-name="L10">
        <text:list-item>
          <text:p text:style-name="P23"><text:span text:style-name="Strong_20_Emphasis"><text:span text:style-name="T2">Frontend</text:span></text:span><text:span text:style-name="T3">: html,css, </text:span><text:span text:style-name="Strong_20_Emphasis"><text:span text:style-name="T2">js</text:span></text:span><text:span text:style-name="T3"> con Ajax per effettuare le richieste al server</text:span></text:p>
        </text:list-item>
        <text:list-item>
          <text:p text:style-name="P23"><text:span text:style-name="Strong_20_Emphasis"><text:span text:style-name="T2">Backend</text:span></text:span><text:span text:style-name="T3">: Python(flask)</text:span></text:p>
        </text:list-item>
        <text:list-item>
          <text:p text:style-name="P23"><text:span text:style-name="Strong_20_Emphasis"><text:span text:style-name="T2">Salvataggio delle informazioni</text:span></text:span><text:span text:style-name="T3"> : File Json</text:span></text:p>
        </text:list-item>
      </text:list>
      <text:h text:style-name="P2" text:outline-level="2">6. Implementazione</text:h>
      <text:h text:style-name="P4" text:outline-level="3">Struttura</text:h>
      <text:p text:style-name="P6"><text:span text:style-name="Source_20_Text"><text:span text:style-name="T4">/src</text:span></text:span></text:p>
      <text:p text:style-name="P7"><text:span text:style-name="Source_20_Text"><text:span text:style-name="T5"><text:s text:c="2"/></text:span></text:span><text:span text:style-name="Source_20_Text"><text:span text:style-name="T4">/templates <text:s text:c="8"/># Cartella che contiene le pagine HTML</text:span></text:span></text:p>
      <text:p text:style-name="P7"><text:span text:style-name="Source_20_Text"><text:span text:style-name="T5"><text:s text:c="2"/></text:span></text:span><text:span text:style-name="Source_20_Text"><text:span text:style-name="T4">/static <text:s text:c="11"/># Contiene i file statici (CSS, immagini)</text:span></text:span></text:p>
      <text:p text:style-name="P7"><text:span text:style-name="Source_20_Text"><text:span text:style-name="T5"><text:s text:c="4"/></text:span></text:span><text:span text:style-name="Source_20_Text"><text:span text:style-name="T4">/css <text:s text:c="12"/># Fogli di stile CSS</text:span></text:span></text:p>
      <text:p text:style-name="P7"><text:span text:style-name="Source_20_Text"><text:span text:style-name="T5"><text:s text:c="4"/></text:span></text:span><text:span text:style-name="Source_20_Text"><text:span text:style-name="T4">/img <text:s text:c="12"/># Immagini del sito</text:span></text:span></text:p>
      <text:p text:style-name="P7"><text:span text:style-name="Source_20_Text"><text:span text:style-name="T5"><text:s text:c="2"/></text:span></text:span><text:span text:style-name="Source_20_Text"><text:span text:style-name="T4">server.py <text:s text:c="9"/># File principale del server (es. Flask)</text:span></text:span></text:p>
      <text:p text:style-name="P26"><text:soft-page-break/>Per vedere meglio la struttura basta entrare nella cartella src all' interno del repository</text:p>
      <text:h text:style-name="P4" text:outline-level="3">Funzionalità chiave</text:h>
      <text:p text:style-name="P26">Lato server : python</text:p>
      <text:p text:style-name="P8">@app.<text:span text:style-name="T9">route</text:span>(<text:span text:style-name="T11">'/'</text:span>) <text:span text:style-name="T13">#consetnte di accedere alla index, procedimento analogo per tutte le altre pagine</text:span></text:p>
      <text:p text:style-name="P10"><text:span text:style-name="T15">def</text:span> <text:span text:style-name="T17">home</text:span>():</text:p>
      <text:p text:style-name="P12"><text:s text:c="4"/><text:span text:style-name="T16">return</text:span><text:span text:style-name="T8"> </text:span><text:span text:style-name="T18">render_template</text:span><text:span text:style-name="T8">(</text:span><text:span text:style-name="T12">'index.html'</text:span><text:span text:style-name="T8">)</text:span></text:p>
      <text:p text:style-name="P9">@app.<text:span text:style-name="T9">route</text:span>(<text:span text:style-name="T11">'/frasi'</text:span>, methods<text:span text:style-name="T9">=</text:span>[<text:span text:style-name="T11">'GET'</text:span>]) <text:span text:style-name="T13">#rotta che restituisce le frasi</text:span></text:p>
      <text:p text:style-name="P10"><text:span text:style-name="T15">def</text:span> <text:span text:style-name="T17">frasi</text:span>():</text:p>
      <text:p text:style-name="P12"><text:s text:c="4"/><text:span text:style-name="T16">return</text:span><text:span text:style-name="T8"> </text:span><text:span text:style-name="T18">jsonify</text:span><text:span text:style-name="T8">(frasi), </text:span><text:span text:style-name="T10">200</text:span><text:span text:style-name="T8"> </text:span><text:span text:style-name="T14">#retorna le frasi in formato JSON</text:span></text:p>
      <text:p text:style-name="P9">@app.<text:span text:style-name="T9">route</text:span>(<text:span text:style-name="T11">'/registrati'</text:span>, methods<text:span text:style-name="T9">=</text:span>[<text:span text:style-name="T11">'POST'</text:span>])<text:span text:style-name="T13">#rotta che gestisce registrazione <text:s/>, aggiunge utente al file utenti</text:span></text:p>
      <text:p text:style-name="P10"><text:span text:style-name="T15">def</text:span> <text:span text:style-name="T17">registrati</text:span>():</text:p>
      <text:p text:style-name="P12"><text:s text:c="4"/><text:span text:style-name="T16">return</text:span><text:span text:style-name="T8"> </text:span><text:span text:style-name="T18">jsonify</text:span><text:span text:style-name="T8">({</text:span><text:span text:style-name="T12">'success'</text:span><text:span text:style-name="T8">: </text:span><text:span text:style-name="T10">True</text:span><text:span text:style-name="T8">, </text:span><text:span text:style-name="T12">'message'</text:span><text:span text:style-name="T8">: </text:span><text:span text:style-name="T12">'Registrazione avvenuta'</text:span><text:span text:style-name="T8">}), </text:span><text:span text:style-name="T10">201</text:span></text:p>
      <text:p text:style-name="P9">@app.<text:span text:style-name="T9">route</text:span>(<text:span text:style-name="T11">'/login'</text:span>, methods<text:span text:style-name="T9">=</text:span>[<text:span text:style-name="T11">'POST'</text:span>])</text:p>
      <text:p text:style-name="P10"><text:span text:style-name="T15">def</text:span> <text:span text:style-name="T17">login</text:span>():<text:span text:style-name="T13"># rotta per il login che restiituisce come è andato</text:span></text:p>
      <text:p text:style-name="P9">@app.<text:span text:style-name="T9">route</text:span>(<text:span text:style-name="T11">'/aggiungi_frase'</text:span>, methods<text:span text:style-name="T9">=</text:span>[<text:span text:style-name="T11">'POST'</text:span>])</text:p>
      <text:p text:style-name="P10"><text:span text:style-name="T15">def</text:span> <text:span text:style-name="T17">aggiungi_frase</text:span>(): <text:span text:style-name="T13">#riceve la frase via post e la aggiunge al file con le frasi</text:span></text:p>
      <text:p text:style-name="P9">@app.<text:span text:style-name="T9">route</text:span>(<text:span text:style-name="T11">'/cancella_frase'</text:span>, methods<text:span text:style-name="T9">=</text:span>[<text:span text:style-name="T11">'POST'</text:span>])<text:span text:style-name="T13">#rotta per cancellare le frasi , con richiesta post, se va bene , le rimuove dal file </text:span></text:p>
      <text:p text:style-name="P10"><text:span text:style-name="T15">def</text:span> <text:span text:style-name="T17">cancella_frase</text:span>(): </text:p>
      <text:p text:style-name="P26">JS per dialogare con server :</text:p>
      <text:p text:style-name="P11"><text:span text:style-name="T15">async</text:span> <text:span text:style-name="T15">function</text:span> caricaFrasi(){ <text:span text:style-name="T13">// fa richiesta per ottenere le frasi , e le scrive sulla pagina </text:span></text:p>
      <text:p text:style-name="P10"><text:span text:style-name="T19">Questa</text:span> è diciamo la funzione principale , ovvero quella che prende le frasi, e le scrive nell' html che avevamo preparato.</text:p>
      <text:p text:style-name="P10"><text:span text:style-name="T19">Vi</text:span> sono però ovviamente anche altre funzioni importanti , per esempio per completare il login quando clicca , perr cambiare le pagine ecc...</text:p>
      <text:h text:style-name="P2" text:outline-level="2">7. Installazione e configurazione</text:h>
      <text:h text:style-name="P4" text:outline-level="3">Come eseguire il server Flask su Raspberry Pi o su un computer normale</text:h>
      <text:p text:style-name="P26">È possibile eseguire il server su un Raspberry Pi oppure su un computer normale (Windows, macOS, Linux).</text:p>
      <text:p text:style-name="Horizontal_20_Line"/>
      <text:h text:style-name="P5" text:outline-level="3">✅ <text:span text:style-name="T1">Di seguito i comandi per farlo</text:span></text:h>
      <text:p text:style-name="P26">Apri il terminale ed esegui i seguenti comandi:</text:p>
      <text:p text:style-name="P11">git clone https://github.com/simofb21/Donatos.git <text:s text:c="3"/><text:span text:style-name="T13"># Clona la repository</text:span></text:p>
      <text:p text:style-name="P10"><text:span text:style-name="T9">cd</text:span> Donatos/src <text:s text:c="38"/><text:span text:style-name="T13"># Vai nella cartella del progetto</text:span></text:p>
      <text:p text:style-name="P10">python3 server.py <text:s text:c="35"/><text:span text:style-name="T13"># Avvia il server</text:span></text:p>
      <text:p text:style-name="P26">Se compare un errore vuol dire che non hai flask installato, quindi :</text:p>
      <text:p text:style-name="P11">pip install flask <text:span text:style-name="T13">#adesso hai scaricato la libreria</text:span></text:p>
      <text:p text:style-name="P10">python3 server.py <text:span text:style-name="T13">#adesso puoi eseguire il codice</text:span></text:p>
      <text:p text:style-name="P26">Ora i dispositivi sulla tua rete possono accedere al sito visitando IP_TUO_IP_RASPBERRY:5000</text:p>
      <text:p text:style-name="P14"><text:soft-page-break/><text:span text:style-name="Strong_20_Emphasis"><text:span text:style-name="T2">NB: noi diamo per scontato che i dispositivi abbiano già installato python, su linux, e quindi sul raspberry è già installato, ma da altri OS , andrebbe scaricato, all'inizio di tutto</text:span></text:span></text:p>
      <text:h text:style-name="P2" text:outline-level="2">8. Manuale Utente</text:h>
      <text:p text:style-name="P26">Innanzitutto bisogna connettersi all' indirizzo IP del server, questo rimanderà alla pagina di Login Quindi andare su un browser e digitare IP:50000 # questo perchè flask usa la porta 50000</text:p>
      <text:h text:style-name="P4" text:outline-level="3">Registrazione</text:h>
      <text:p text:style-name="P26">Se non sei registrato clicca su "Registrati", compilare i campi username e password</text:p>
      <text:p text:style-name="P29"><draw:a xlink:type="simple" xlink:href="https://private-user-images.githubusercontent.com/77119869/446905003-7ab5f83c-3a3f-4c30-84fe-a3123c9e2887.png?jwt=eyJhbGciOiJIUzI1NiIsInR5cCI6IkpXVCJ9.eyJpc3MiOiJnaXRodWIuY29tIiwiYXVkIjoicmF3LmdpdGh1YnVzZXJjb250ZW50LmNvbSIsImtleSI6ImtleTUiLCJleHAiOjE3NDgyOTM2MjIsIm5iZiI6MTc0ODI5MzMyMiwicGF0aCI6Ii83NzExOTg2OS80NDY5MDUwMDMtN2FiNWY4M2MtM2EzZi00YzMwLTg0ZmUtYTMxMjNjOWUyODg3LnBuZz9YLUFtei1BbGdvcml0aG09QVdTNC1ITUFDLVNIQTI1NiZYLUFtei1DcmVkZW50aWFsPUFLSUFWQ09EWUxTQTUzUFFLNFpBJTJGMjAyNTA1MjYlMkZ1cy1lYXN0LTElMkZzMyUyRmF3czRfcmVxdWVzdCZYLUFtei1EYXRlPTIwMjUwNTI2VDIxMDIwMlomWC1BbXotRXhwaXJlcz0zMDAmWC1BbXotU2lnbmF0dXJlPTA2NjlkMWU0ZjM5NDU5NzY4MWI4NDg4Y2U3MzdmNGEwODE3NjczODc5YmNmMjUzMWQ0NWFiODNhZDBmMDhkZWYmWC1BbXotU2lnbmVkSGVhZGVycz1ob3N0In0.FVZrq5ZKIHrpmAzkqJOM7M0_C10hsPcAk8EVGch1Me0" office:target-frame-name="_blank" xlink:show="new"><draw:frame draw:style-name="fr2" draw:name="Immagine2" text:anchor-type="as-char" svg:width="2.043cm" svg:height="1.042cm" draw:z-index="25"><draw:image xlink:href="https://private-user-images.githubusercontent.com/77119869/446905003-7ab5f83c-3a3f-4c30-84fe-a3123c9e2887.png?jwt=eyJhbGciOiJIUzI1NiIsInR5cCI6IkpXVCJ9.eyJpc3MiOiJnaXRodWIuY29tIiwiYXVkIjoicmF3LmdpdGh1YnVzZXJjb250ZW50LmNvbSIsImtleSI6ImtleTUiLCJleHAiOjE3NDgyOTM2MjIsIm5iZiI6MTc0ODI5MzMyMiwicGF0aCI6Ii83NzExOTg2OS80NDY5MDUwMDMtN2FiNWY4M2MtM2EzZi00YzMwLTg0ZmUtYTMxMjNjOWUyODg3LnBuZz9YLUFtei1BbGdvcml0aG09QVdTNC1ITUFDLVNIQTI1NiZYLUFtei1DcmVkZW50aWFsPUFLSUFWQ09EWUxTQTUzUFFLNFpBJTJGMjAyNTA1MjYlMkZ1cy1lYXN0LTElMkZzMyUyRmF3czRfcmVxdWVzdCZYLUFtei1EYXRlPTIwMjUwNTI2VDIxMDIwMlomWC1BbXotRXhwaXJlcz0zMDAmWC1BbXotU2lnbmF0dXJlPTA2NjlkMWU0ZjM5NDU5NzY4MWI4NDg4Y2U3MzdmNGEwODE3NjczODc5YmNmMjUzMWQ0NWFiODNhZDBmMDhkZWYmWC1BbXotU2lnbmVkSGVhZGVycz1ob3N0In0.FVZrq5ZKIHrpmAzkqJOM7M0_C10hsPcAk8EVGch1Me0" xlink:type="simple" xlink:show="embed" xlink:actuate="onLoad"/><svg:title>image</svg:title></draw:frame></draw:a></text:p>
      <text:h text:style-name="P4" text:outline-level="3">Login</text:h>
      <text:p text:style-name="P26">Se ti sei registrato inserisci le tue credenziali</text:p>
      <text:p text:style-name="P29"><draw:a xlink:type="simple" xlink:href="https://private-user-images.githubusercontent.com/77119869/446904873-e1792ff7-46a8-4fd9-b727-022274c3cf0b.png?jwt=eyJhbGciOiJIUzI1NiIsInR5cCI6IkpXVCJ9.eyJpc3MiOiJnaXRodWIuY29tIiwiYXVkIjoicmF3LmdpdGh1YnVzZXJjb250ZW50LmNvbSIsImtleSI6ImtleTUiLCJleHAiOjE3NDgyOTM2MjIsIm5iZiI6MTc0ODI5MzMyMiwicGF0aCI6Ii83NzExOTg2OS80NDY5MDQ4NzMtZTE3OTJmZjctNDZhOC00ZmQ5LWI3MjctMDIyMjc0YzNjZjBiLnBuZz9YLUFtei1BbGdvcml0aG09QVdTNC1ITUFDLVNIQTI1NiZYLUFtei1DcmVkZW50aWFsPUFLSUFWQ09EWUxTQTUzUFFLNFpBJTJGMjAyNTA1MjYlMkZ1cy1lYXN0LTElMkZzMyUyRmF3czRfcmVxdWVzdCZYLUFtei1EYXRlPTIwMjUwNTI2VDIxMDIwMlomWC1BbXotRXhwaXJlcz0zMDAmWC1BbXotU2lnbmF0dXJlPWMzNzE0MDAwNGNjZThkNTRmNWY3YWRmZjRlNzIxOTVlNDU0YzhmYzdmYTUxZDJkZTgzYzIyY2NkMzU1ZjYwNjgmWC1BbXotU2lnbmVkSGVhZGVycz1ob3N0In0.sex-WwkkjA0k6pQI1EmjDnMmr7x3KVRsrGQj3o5LPZU" office:target-frame-name="_blank" xlink:show="new"><draw:frame draw:style-name="fr2" draw:name="Immagine3" text:anchor-type="as-char" svg:width="2.043cm" svg:height="1.042cm" draw:z-index="27"><draw:image xlink:href="https://private-user-images.githubusercontent.com/77119869/446904873-e1792ff7-46a8-4fd9-b727-022274c3cf0b.png?jwt=eyJhbGciOiJIUzI1NiIsInR5cCI6IkpXVCJ9.eyJpc3MiOiJnaXRodWIuY29tIiwiYXVkIjoicmF3LmdpdGh1YnVzZXJjb250ZW50LmNvbSIsImtleSI6ImtleTUiLCJleHAiOjE3NDgyOTM2MjIsIm5iZiI6MTc0ODI5MzMyMiwicGF0aCI6Ii83NzExOTg2OS80NDY5MDQ4NzMtZTE3OTJmZjctNDZhOC00ZmQ5LWI3MjctMDIyMjc0YzNjZjBiLnBuZz9YLUFtei1BbGdvcml0aG09QVdTNC1ITUFDLVNIQTI1NiZYLUFtei1DcmVkZW50aWFsPUFLSUFWQ09EWUxTQTUzUFFLNFpBJTJGMjAyNTA1MjYlMkZ1cy1lYXN0LTElMkZzMyUyRmF3czRfcmVxdWVzdCZYLUFtei1EYXRlPTIwMjUwNTI2VDIxMDIwMlomWC1BbXotRXhwaXJlcz0zMDAmWC1BbXotU2lnbmF0dXJlPWMzNzE0MDAwNGNjZThkNTRmNWY3YWRmZjRlNzIxOTVlNDU0YzhmYzdmYTUxZDJkZTgzYzIyY2NkMzU1ZjYwNjgmWC1BbXotU2lnbmVkSGVhZGVycz1ob3N0In0.sex-WwkkjA0k6pQI1EmjDnMmr7x3KVRsrGQj3o5LPZU" xlink:type="simple" xlink:show="embed" xlink:actuate="onLoad"/><svg:title>image</svg:title></draw:frame></draw:a></text:p>
      <text:h text:style-name="P4" text:outline-level="3">Home Page</text:h>
      <text:p text:style-name="P26">Una volta loggato ci accedi a /homePage Qua puoi vedere tutte le tue frasi <text:span text:style-name="T7"><draw:a xlink:type="simple" xlink:href="https://private-user-images.githubusercontent.com/154022658/447679297-0c1d9e2d-71d5-4e27-b0db-7a61999c2151.png?jwt=eyJhbGciOiJIUzI1NiIsInR5cCI6IkpXVCJ9.eyJpc3MiOiJnaXRodWIuY29tIiwiYXVkIjoicmF3LmdpdGh1YnVzZXJjb250ZW50LmNvbSIsImtleSI6ImtleTUiLCJleHAiOjE3NDgyOTM2MjIsIm5iZiI6MTc0ODI5MzMyMiwicGF0aCI6Ii8xNTQwMjI2NTgvNDQ3Njc5Mjk3LTBjMWQ5ZTJkLTcxZDUtNGUyNy1iMGRiLTdhNjE5OTljMjE1MS5wbmc_WC1BbXotQWxnb3JpdGhtPUFXUzQtSE1BQy1TSEEyNTYmWC1BbXotQ3JlZGVudGlhbD1BS0lBVkNPRFlMU0E1M1BRSzRaQSUyRjIwMjUwNTI2JTJGdXMtZWFzdC0xJTJGczMlMkZhd3M0X3JlcXVlc3QmWC1BbXotRGF0ZT0yMDI1MDUyNlQyMTAyMDJaJlgtQW16LUV4cGlyZXM9MzAwJlgtQW16LVNpZ25hdHVyZT1jMjZhMjhmNDEwYTAwODJhYmI5YWU5NmY3MTgxYjE4MmJiMzRlNGExZTk1MjRkNjQ2NmVhNjBjMGZjNGM5NTNmJlgtQW16LVNpZ25lZEhlYWRlcnM9aG9zdCJ9.sr3WbeC2zxH53NrP-MWxVkJiiXgDxiGHUxVbzbUcxdY" office:target-frame-name="_blank" xlink:show="new"><draw:frame draw:style-name="fr2" draw:name="Immagine4" text:anchor-type="as-char" svg:width="2.043cm" svg:height="1.042cm" draw:z-index="29"><draw:image xlink:href="https://private-user-images.githubusercontent.com/154022658/447679297-0c1d9e2d-71d5-4e27-b0db-7a61999c2151.png?jwt=eyJhbGciOiJIUzI1NiIsInR5cCI6IkpXVCJ9.eyJpc3MiOiJnaXRodWIuY29tIiwiYXVkIjoicmF3LmdpdGh1YnVzZXJjb250ZW50LmNvbSIsImtleSI6ImtleTUiLCJleHAiOjE3NDgyOTM2MjIsIm5iZiI6MTc0ODI5MzMyMiwicGF0aCI6Ii8xNTQwMjI2NTgvNDQ3Njc5Mjk3LTBjMWQ5ZTJkLTcxZDUtNGUyNy1iMGRiLTdhNjE5OTljMjE1MS5wbmc_WC1BbXotQWxnb3JpdGhtPUFXUzQtSE1BQy1TSEEyNTYmWC1BbXotQ3JlZGVudGlhbD1BS0lBVkNPRFlMU0E1M1BRSzRaQSUyRjIwMjUwNTI2JTJGdXMtZWFzdC0xJTJGczMlMkZhd3M0X3JlcXVlc3QmWC1BbXotRGF0ZT0yMDI1MDUyNlQyMTAyMDJaJlgtQW16LUV4cGlyZXM9MzAwJlgtQW16LVNpZ25hdHVyZT1jMjZhMjhmNDEwYTAwODJhYmI5YWU5NmY3MTgxYjE4MmJiMzRlNGExZTk1MjRkNjQ2NmVhNjBjMGZjNGM5NTNmJlgtQW16LVNpZ25lZEhlYWRlcnM9aG9zdCJ9.sr3WbeC2zxH53NrP-MWxVkJiiXgDxiGHUxVbzbUcxdY" xlink:type="simple" xlink:show="embed" xlink:actuate="onLoad"/><svg:title>image</svg:title></draw:frame></draw:a></text:span> Ne puoi aggiungere una oppure, cliccando sulla X rossa puoi cancellarla</text:p>
      <text:h text:style-name="P4" text:outline-level="3">Esplora page</text:h>
      <text:p text:style-name="P26">Una volta loggato ci accedi a /esplora Su questa pagina puoi vedere le pagine di tutti gli utenti, cercare le frasi specifiche per utente <text:span text:style-name="T7"><draw:a xlink:type="simple" xlink:href="https://private-user-images.githubusercontent.com/154022658/447680189-39d0342a-bdaa-4852-a082-0c7db0ae8ad3.png?jwt=eyJhbGciOiJIUzI1NiIsInR5cCI6IkpXVCJ9.eyJpc3MiOiJnaXRodWIuY29tIiwiYXVkIjoicmF3LmdpdGh1YnVzZXJjb250ZW50LmNvbSIsImtleSI6ImtleTUiLCJleHAiOjE3NDgyOTM2MjIsIm5iZiI6MTc0ODI5MzMyMiwicGF0aCI6Ii8xNTQwMjI2NTgvNDQ3NjgwMTg5LTM5ZDAzNDJhLWJkYWEtNDg1Mi1hMDgyLTBjN2RiMGFlOGFkMy5wbmc_WC1BbXotQWxnb3JpdGhtPUFXUzQtSE1BQy1TSEEyNTYmWC1BbXotQ3JlZGVudGlhbD1BS0lBVkNPRFlMU0E1M1BRSzRaQSUyRjIwMjUwNTI2JTJGdXMtZWFzdC0xJTJGczMlMkZhd3M0X3JlcXVlc3QmWC1BbXotRGF0ZT0yMDI1MDUyNlQyMTAyMDJaJlgtQW16LUV4cGlyZXM9MzAwJlgtQW16LVNpZ25hdHVyZT1hMmI0Yzg0Y2RhYTZmN2YwOWZhNTU2MTE2NmZiOWNjMTVmYTY0YzdmZWY3OGNjNzhlOWY5MjUwM2U3YzU1MzlkJlgtQW16LVNpZ25lZEhlYWRlcnM9aG9zdCJ9.9fmEBbC9GaGKhC1-zG2iv_825fgu607UttnoR0z81dg" office:target-frame-name="_blank" xlink:show="new"><draw:frame draw:style-name="fr2" draw:name="Immagine5" text:anchor-type="as-char" svg:width="2.043cm" svg:height="1.042cm" draw:z-index="31"><draw:image xlink:href="https://private-user-images.githubusercontent.com/154022658/447680189-39d0342a-bdaa-4852-a082-0c7db0ae8ad3.png?jwt=eyJhbGciOiJIUzI1NiIsInR5cCI6IkpXVCJ9.eyJpc3MiOiJnaXRodWIuY29tIiwiYXVkIjoicmF3LmdpdGh1YnVzZXJjb250ZW50LmNvbSIsImtleSI6ImtleTUiLCJleHAiOjE3NDgyOTM2MjIsIm5iZiI6MTc0ODI5MzMyMiwicGF0aCI6Ii8xNTQwMjI2NTgvNDQ3NjgwMTg5LTM5ZDAzNDJhLWJkYWEtNDg1Mi1hMDgyLTBjN2RiMGFlOGFkMy5wbmc_WC1BbXotQWxnb3JpdGhtPUFXUzQtSE1BQy1TSEEyNTYmWC1BbXotQ3JlZGVudGlhbD1BS0lBVkNPRFlMU0E1M1BRSzRaQSUyRjIwMjUwNTI2JTJGdXMtZWFzdC0xJTJGczMlMkZhd3M0X3JlcXVlc3QmWC1BbXotRGF0ZT0yMDI1MDUyNlQyMTAyMDJaJlgtQW16LUV4cGlyZXM9MzAwJlgtQW16LVNpZ25hdHVyZT1hMmI0Yzg0Y2RhYTZmN2YwOWZhNTU2MTE2NmZiOWNjMTVmYTY0YzdmZWY3OGNjNzhlOWY5MjUwM2U3YzU1MzlkJlgtQW16LVNpZ25lZEhlYWRlcnM9aG9zdCJ9.9fmEBbC9GaGKhC1-zG2iv_825fgu607UttnoR0z81dg" xlink:type="simple" xlink:show="embed" xlink:actuate="onLoad"/><svg:title>image</svg:title></draw:frame></draw:a></text:span></text:p>
      <text:h text:style-name="P2" text:outline-level="2">8. Manutenzione e Sviluppo Futuro</text:h>
      <text:list text:style-name="L11">
        <text:list-item>
          <text:p text:style-name="P27">possibilità di rendere il servizio accessibile a tutti e non solo da pc sulla nostra stessa rete</text:p>
        </text:list-item>
        <text:list-item>
          <text:p text:style-name="P27">possibilità di esportare tutte le frasi</text:p>
        </text:list-item>
        <text:list-item>
          <text:p text:style-name="P27">possibilità di cancellare un utente esistente</text:p>
        </text:list-item>
        <text:list-item>
          <text:p text:style-name="P27">funzione per cambiare la password</text:p>
        </text:list-item>
        <text:list-item>
          <text:p text:style-name="P27">funzione per password dimenticata</text:p>
        </text:list-item>
        <text:list-item>
          <text:p text:style-name="P27"><text:soft-page-break/>migliorare la pagina esplora : non mostrare solo randomicamente tutte le frasi di tutti gli utenti, ma mostrare per esempio le frasi più opportune per determinati utenti, quelle più simili, quelle di persone che potresti conoscere ecc</text:p>
        </text:list-item>
      </text:list>
      <text:h text:style-name="P2" text:outline-level="2">9. Conclusioni</text:h>
      <text:p text:style-name="P26">Il progetto Donatos ha raggiunto gli obiettivi principali: creare una piattaforma semplice e intuitiva per scrivere, salvare e condividere frasi personali. Durante lo sviluppo, ci siamo confrontati con diverse sfide, come la gestione dei dati, l'autenticazione degli utenti e l'organizzazione del codice tra frontend e backend. Questo ci ha permesso di approfondire l'utilizzo di Flask per il server, migliorare le nostre competenze con JavaScript , e curare l’aspetto grafico del sito con HTML e CSS. Abbiamo imparato a collaborare in gruppo, dividendo i compiti e coordinando le decisioni di design e sviluppo. Siamo consapevoli che ci sono ancora molte funzionalità da implementare e miglioramenti possibili, ma siamo soddisfatti di quanto realizzato. Donatos rappresenta per noi non solo un sito funzionante, ma anche un’esperienza concreta di progettazione e sviluppo software, che ci ha avvicinati ancora di più al mondo della programmazione web.</text:p>
      <text:h text:style-name="P2" text:outline-level="2">10. Riferimenti e Bibliografia</text:h>
      <text:p text:style-name="P14"><text:span text:style-name="T3">. </text:span><text:a xlink:type="simple" xlink:href="https://gitlab.com/4i3785803/Telecomunicazioni/-/blob/master/laboratorio/LAB1_FLASK.md?ref_type=heads" text:style-name="Internet_20_link" text:visited-style-name="Visited_20_Internet_20_Link"><text:span text:style-name="T6">https://gitlab.com/4i3785803/Telecomunicazioni/-/blob/master/laboratorio/LAB1_FLASK.md?ref_type=heads</text:span></text:a><text:span text:style-name="T3"> TUTORIAL DEL PROF DI TELECOMUNICAZIONI PER REALIZZARE SERVER CON FLASK, DOPO DI CHE ABBIAMO APPROFONDITO NOI INDIVIDUALMENTE . mentre per fare le fetch da js abbiamo usato ajax</text:span></text:p>
      <text:h text:style-name="P2" text:outline-level="2">11. Appendici</text:h>
      <text:list text:style-name="L12">
        <text:list-item>
          <text:p text:style-name="P28">Per vedere il sorgente clicca sulla cartella src. Se ci sono dubbi invitiamo a contattarci.</text:p>
        </text:list-item>
      </text:list>
      <text:p text:style-name="Standard"><text:tab/><text:span text:style-name="T20">NB : per vedere le immagini, CTRL+CLICK SU ESSE , opprue aprire repo github e leggere readme.m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22:59:29.310000000</meta:creation-date>
    <dc:date>2025-05-26T23:02:15.880000000</dc:date>
    <meta:editing-duration>PT2M49S</meta:editing-duration>
    <meta:editing-cycles>1</meta:editing-cycles>
    <meta:document-statistic meta:table-count="1" meta:image-count="5" meta:object-count="0" meta:page-count="6" meta:paragraph-count="135" meta:word-count="1272" meta:character-count="8527" meta:non-whitespace-character-count="7269"/>
    <meta:generator>LibreOffice/7.4.2.3$Windows_X86_64 LibreOffice_project/382eef1f22670f7f4118c8c2dd222ec7ad009daf</meta:generator>
  </office:meta>
</office:document-meta>
</file>